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400000057C70C430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90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5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49cm"/>
    </style:style>
    <style:style style:name="pr1" style:family="presentation" style:parent-style-name="Default-title">
      <style:graphic-properties draw:auto-grow-height="true" fo:min-height="3.18cm"/>
    </style:style>
    <style:style style:name="pr2" style:family="presentation" style:parent-style-name="Default-outline1">
      <style:graphic-properties draw:auto-grow-height="true" fo:min-height="12.572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2.572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18pt" fo:font-style="italic" style:font-style-asian="italic" style:font-style-complex="italic"/>
    </style:style>
    <style:style style:name="P3" style:family="paragraph">
      <style:text-properties fo:font-size="20pt"/>
    </style:style>
    <style:style style:name="P4" style:family="paragraph"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1.73cm" svg:height="3.18cm" svg:x="1.27cm" svg:y="0.76cm" presentation:class="title">
          <draw:text-box>
            <text:p>Javascript Module Pattern</text:p>
          </draw:text-box>
        </draw:frame>
        <draw:frame presentation:style-name="pr2" draw:layer="layout" svg:width="22.859cm" svg:height="12.572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Basic Form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2">
              <text:list-header>
                <text:p/>
              </text:list-header>
              <text:list-item>
                <text:p/>
                <text:p/>
              </text:list-item>
              <text:list-item>
                <text:p>Defined function is executed immediately</text:p>
              </text:list-item>
              <text:list-item>
                <text:p>Private scope for vars</text:p>
              </text:list-item>
            </text:list>
          </draw:text-box>
        </draw:frame>
        <draw:frame draw:style-name="gr2" draw:text-style-name="P1" draw:layer="layout" svg:width="19cm" svg:height="4.156cm" svg:x="2.2cm" svg:y="6.044cm">
          <draw:text-box>
            <text:p><text:span text:style-name="T1">(function () {</text:span></text:p>
            <text:p><text:span text:style-name="T1"><text:tab/></text:span><text:span text:style-name="T1">// ... </text:span></text:p>
            <text:p><text:span text:style-name="T1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Importing Global Vars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p/>
              </text:list-item>
              <text:list-item>
                <text:p>Better efficiency and readability</text:p>
              </text:list-item>
            </text:list>
          </draw:text-box>
        </draw:frame>
        <draw:frame draw:style-name="gr2" draw:text-style-name="P1" draw:layer="layout" svg:width="19cm" svg:height="4.156cm" svg:x="2.247cm" svg:y="6cm">
          <draw:text-box>
            <text:p><text:span text:style-name="T1">(function ($, otherVar) {</text:span></text:p>
            <text:p><text:span text:style-name="T1"><text:tab/></text:span><text:span text:style-name="T1">// ... </text:span></text:p>
            <text:p><text:span text:style-name="T1">}(jquery, otherVar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Module Export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p/>
                <text:p/>
                <text:p/>
              </text:list-item>
              <text:list-item>
                <text:p>Module variables readable afterwards</text:p>
              </text:list-item>
              <text:list-item>
                <text:p>Namespacing (avoids varname conflicts)</text:p>
              </text:list-item>
            </text:list>
          </draw:text-box>
        </draw:frame>
        <draw:frame draw:style-name="gr3" draw:text-style-name="P2" draw:layer="layout" svg:width="19cm" svg:height="5.907cm" svg:x="2.247cm" svg:y="6cm">
          <draw:text-box>
            <text:p><text:span text:style-name="T2">var MODULE = (function () {</text:span></text:p>
            <text:p><text:span text:style-name="T2"><text:tab/></text:span><text:span text:style-name="T2">var m = {};</text:span></text:p>
            <text:p><text:span text:style-name="T2"/></text:p>
            <text:p><text:span text:style-name="T2"><text:tab/></text:span><text:span text:style-name="T2">var privateVar = 1;</text:span><text:span text:style-name="T2"><text:tab/></text:span><text:span text:style-name="T2">// private</text:span></text:p>
            <text:p><text:span text:style-name="T2"><text:tab/></text:span><text:span text:style-name="T2">m.moduleVar = 0;</text:span><text:span text:style-name="T2"><text:tab/></text:span><text:span text:style-name="T2">// public</text:span></text:p>
            <text:p><text:span text:style-name="T2"/></text:p>
            <text:p><text:span text:style-name="T2"><text:tab/></text:span><text:span text:style-name="T2">return m;</text:span></text:p>
            <text:p><text:span text:style-name="T2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1.73cm" svg:height="3.18cm" svg:x="1.27cm" svg:y="0.76cm" presentation:class="title" presentation:user-transformed="true">
          <draw:text-box>
            <text:p>Augmentation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/>
                <text:p/>
                <text:p/>
              </text:list-item>
              <text:list-item>
                <text:p>Extends functionality of the module</text:p>
              </text:list-item>
              <text:list-item>
                <text:p>Allows module definition over separate files</text:p>
              </text:list-item>
            </text:list>
          </draw:text-box>
        </draw:frame>
        <draw:frame draw:style-name="gr3" draw:text-style-name="P2" draw:layer="layout" svg:width="19cm" svg:height="5.907cm" svg:x="2.247cm" svg:y="6cm">
          <draw:text-box>
            <text:p><text:span text:style-name="T2">var MODULE = (function (m) {</text:span></text:p>
            <text:p><text:span text:style-name="T2"/></text:p>
            <text:p><text:span text:style-name="T2"><text:tab/></text:span><text:span text:style-name="T2">// code</text:span></text:p>
            <text:p><text:span text:style-name="T2"><text:tab/></text:span><text:span text:style-name="T2">return m;</text:span></text:p>
            <text:p><text:span text:style-name="T2"/></text:p>
            <text:p><text:span text:style-name="T2">}(MODULE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Tight Augmentation</text:p>
          </draw:text-box>
        </draw:frame>
        <draw:frame presentation:style-name="pr5" draw:layer="layout" svg:width="22.859cm" svg:height="13.505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ameter: </text:p>
              </text:list-item>
              <text:list-item>
                <text:p>Loading order has to be fixed</text:p>
              </text:list-item>
              <text:list-item>
                <text:p>Properties of earlier modules usable reliably</text:p>
              </text:list-item>
              <text:list-item>
                <text:p>Properties overwritable</text:p>
                <text:p/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9.553cm" svg:height="1cm" svg:x="6.4cm" svg:y="6cm">
          <draw:text-box>
            <text:p text:style-name="P4"><text:span text:style-name="T2">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Loose Augmentation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ameter: </text:p>
              </text:list-item>
              <text:list-item>
                <text:p>Loading order irrelevant</text:p>
              </text:list-item>
              <text:list-item>
                <text:p>Module files can be loaded in parallel</text:p>
                <text:p/>
                <text:p/>
                <text:p/>
              </text:list-item>
            </text:list>
          </draw:text-box>
        </draw:frame>
        <draw:frame draw:style-name="gr4" draw:text-style-name="P2" draw:layer="layout" svg:width="9.553cm" svg:height="1cm" svg:x="6.401cm" svg:y="6cm">
          <draw:text-box>
            <text:p text:style-name="P4"><text:span text:style-name="T2">MODULE || {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Loose vs Tight Augmentation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3" draw:text-style-name="P2" draw:layer="layout" svg:width="9.553cm" svg:height="5.907cm" svg:x="2.247cm" svg:y="7.6cm">
          <draw:text-box>
            <text:p text:style-name="P4"><text:span text:style-name="T2">var MODULE = (function (m) {</text:span></text:p>
            <text:p text:style-name="P4"><text:span text:style-name="T2"/></text:p>
            <text:p text:style-name="P4"><text:span text:style-name="T2"><text:tab/></text:span><text:span text:style-name="T2">m.moduleVar = 0;</text:span></text:p>
            <text:p text:style-name="P4"><text:span text:style-name="T2"><text:tab/></text:span><text:span text:style-name="T2">return m;</text:span></text:p>
            <text:p text:style-name="P4"><text:span text:style-name="T2"/></text:p>
            <text:p text:style-name="P4"><text:span text:style-name="T2">}(MODULE || {}));</text:span></text:p>
          </draw:text-box>
        </draw:frame>
        <draw:frame draw:style-name="gr3" draw:text-style-name="P2" draw:layer="layout" svg:width="9.553cm" svg:height="5.907cm" svg:x="13.247cm" svg:y="7.6cm">
          <draw:text-box>
            <text:p text:style-name="P4"><text:span text:style-name="T2">var MODULE = (function (m) {</text:span></text:p>
            <text:p text:style-name="P4"><text:span text:style-name="T2"/></text:p>
            <text:p text:style-name="P4"><text:span text:style-name="T2"><text:tab/></text:span><text:span text:style-name="T2">var old = m.moduleVar;</text:span></text:p>
            <text:p text:style-name="P4"><text:span text:style-name="T2"><text:tab/></text:span><text:span text:style-name="T2">m.moduleVar = 1;</text:span></text:p>
            <text:p text:style-name="P4"><text:span text:style-name="T2"><text:tab/></text:span><text:span text:style-name="T2">return m;</text:span></text:p>
            <text:p text:style-name="P4"><text:span text:style-name="T2"/></text:p>
            <text:p text:style-name="P4"><text:span text:style-name="T2">}(MODULE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Submodules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5" draw:text-style-name="P2" draw:layer="layout" svg:width="16.952cm" svg:height="6.614cm" svg:x="2.248cm" svg:y="5.801cm">
          <draw:text-box>
            <text:p text:style-name="P4"><text:span text:style-name="T2">// loose augmentation</text:span></text:p>
            <text:p text:style-name="P4"><text:span text:style-name="T2">MODULE = MODULE || {};</text:span></text:p>
            <text:p text:style-name="P4"><text:span text:style-name="T2"/></text:p>
            <text:p text:style-name="P4"><text:span text:style-name="T2">MODULE.sub = (function () {</text:span></text:p>
            <text:p text:style-name="P4"><text:span text:style-name="T2"><text:tab/></text:span><text:span text:style-name="T2">var s = {};</text:span></text:p>
            <text:p text:style-name="P4"><text:span text:style-name="T2"><text:tab/></text:span><text:span text:style-name="T2">// ...</text:span></text:p>
            <text:p text:style-name="P4"><text:span text:style-name="T2"/></text:p>
            <text:p text:style-name="P4"><text:span text:style-name="T2"><text:tab/></text:span><text:span text:style-name="T2">return s;</text:span></text:p>
            <text:p text:style-name="P4"><text:span text:style-name="T2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Inheritance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item>
                <text:p>Needs parent module already existing</text:p>
                <text:p/>
                <text:p/>
                <text:p/>
                <text:p/>
                <text:p/>
              </text:list-item>
              <text:list-item>
                <text:p>New module now has parent and parent's properties</text:p>
              </text:list-item>
              <text:list-item>
                <text:p>m.parent needs to be set last</text:p>
              </text:list-item>
            </text:list>
          </draw:text-box>
        </draw:frame>
        <draw:frame draw:style-name="gr5" draw:text-style-name="P2" draw:layer="layout" svg:width="16.952cm" svg:height="7.321cm" svg:x="2.248cm" svg:y="5.801cm">
          <draw:text-box>
            <text:p text:style-name="P4"><text:span text:style-name="T2">var MODULE = (function (parent) {</text:span></text:p>
            <text:p text:style-name="P4"><text:span text:style-name="T2"><text:tab/></text:span><text:span text:style-name="T2">var m = {};</text:span></text:p>
            <text:p text:style-name="P4"><text:span text:style-name="T2"/></text:p>
            <text:p text:style-name="P4"><text:span text:style-name="T2"><text:tab/></text:span><text:span text:style-name="T2">for(var key in parent) {</text:span></text:p>
            <text:p text:style-name="P4"><text:span text:style-name="T2"><text:tab/></text:span><text:span text:style-name="T2"><text:tab/></text:span><text:span text:style-name="T2">if(parent.hasOwnProperty(key)) {</text:span></text:p>
            <text:p text:style-name="P4"><text:span text:style-name="T2"><text:tab/></text:span><text:span text:style-name="T2"><text:tab/></text:span><text:span text:style-name="T2"><text:tab/></text:span><text:span text:style-name="T2">m[key] = parent</text:span><text:span text:style-name="T2">[key];</text:span></text:p>
            <text:p text:style-name="P4"><text:span text:style-name="T2"/></text:p>
            <text:p text:style-name="P4"><text:span text:style-name="T2"><text:tab/></text:span><text:span text:style-name="T2">m.parent = parent;</text:span></text:p>
            <text:p text:style-name="P4"><text:span text:style-name="T2"><text:tab/></text:span><text:span text:style-name="T2">return m;</text:span></text:p>
            <text:p text:style-name="P4"><text:span text:style-name="T2">}(PARENT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Shared Private State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No access to my._private after seal()</text:p>
              </text:list-item>
              <text:list-item>
                <text:p>Private variable _private identical for all modules</text:p>
                <text:p/>
              </text:list-item>
            </text:list>
          </draw:text-box>
        </draw:frame>
        <draw:frame draw:style-name="gr5" draw:text-style-name="P2" draw:layer="layout" svg:width="16.952cm" svg:height="6.199cm" svg:x="2.4cm" svg:y="5.4cm">
          <draw:text-box>
            <text:p text:style-name="P4"><text:span text:style-name="T2">var MODULE = (function (m) {</text:span></text:p>
            <text:p text:style-name="P4"><text:span text:style-name="T2"><text:tab/></text:span><text:span text:style-name="T2">var _private = m._private = m._private || {};</text:span></text:p>
            <text:p text:style-name="P4"><text:span text:style-name="T2"><text:tab/></text:span><text:span text:style-name="T2">_private</text:span><text:span text:style-name="T2">.seal = _private</text:span><text:span text:style-name="T2">.seal || function () {</text:span></text:p>
            <text:p text:style-name="P4"><text:span text:style-name="T2"><text:tab/></text:span><text:span text:style-name="T2"><text:tab/></text:span><text:span text:style-name="T2"><text:tab/></text:span><text:span text:style-name="T2">delete m._private;</text:span></text:p>
            <text:p text:style-name="P4"><text:span text:style-name="T2"><text:tab/></text:span><text:span text:style-name="T2"><text:tab/></text:span><text:span text:style-name="T2">};</text:span></text:p>
            <text:p text:style-name="P4"><text:span text:style-name="T2"><text:tab/></text:span><text:span text:style-name="T2">…</text:span></text:p>
            <text:p text:style-name="P4"><text:span text:style-name="T2"><text:tab/></text:span><text:span text:style-name="T2">return m</text:span></text:p>
            <text:p text:style-name="P4"><text:span text:style-name="T2">}(MODULE || {}</text:span><text:span text:style-name="T2">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Shared Private State</text:p>
          </draw:text-box>
        </draw:frame>
        <draw:frame presentation:style-name="pr5" draw:layer="layout" svg:width="22.859cm" svg:height="12.572cm" svg:x="1.27cm" svg:y="4.457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  <text:list-item>
                <text:p>Only accessible from old module files</text:p>
              </text:list-item>
              <text:list-item>
                <text:p>Unlocks _private for later module file loading</text:p>
                <text:p/>
              </text:list-item>
            </text:list>
          </draw:text-box>
        </draw:frame>
        <draw:frame draw:style-name="gr5" draw:text-style-name="P2" draw:layer="layout" svg:width="16.952cm" svg:height="6.199cm" svg:x="2.4cm" svg:y="5.4cm">
          <draw:text-box>
            <text:p text:style-name="P4"><text:span text:style-name="T2">var MODULE = (function (m) {</text:span></text:p>
            <text:p text:style-name="P4"><text:span text:style-name="T2"><text:tab/></text:span><text:span text:style-name="T2">...</text:span></text:p>
            <text:p text:style-name="P4"><text:span text:style-name="T2"><text:tab/></text:span><text:span text:style-name="T2">_private</text:span><text:span text:style-name="T2">.unseal = _private</text:span><text:span text:style-name="T2">.unseal || function () {</text:span></text:p>
            <text:p text:style-name="P4"><text:span text:style-name="T2"><text:tab/></text:span><text:span text:style-name="T2"><text:tab/></text:span><text:span text:style-name="T2"><text:tab/></text:span><text:span text:style-name="T2">m._private = _private;</text:span></text:p>
            <text:p text:style-name="P4"><text:span text:style-name="T2"><text:tab/></text:span><text:span text:style-name="T2"><text:tab/></text:span><text:span text:style-name="T2">};</text:span></text:p>
            <text:p text:style-name="P4"><text:span text:style-name="T2"><text:tab/></text:span><text:span text:style-name="T2">…</text:span></text:p>
            <text:p text:style-name="P4"><text:span text:style-name="T2"><text:tab/></text:span><text:span text:style-name="T2">return m</text:span></text:p>
            <text:p text:style-name="P4"><text:span text:style-name="T2">}(MODULE || {}</text:span><text:span text:style-name="T2">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1.73cm" svg:height="3.18cm" svg:x="1.27cm" svg:y="0.76cm" presentation:class="title">
          <draw:text-box>
            <text:p>Demonstration</text:p>
          </draw:text-box>
        </draw:frame>
        <draw:frame presentation:style-name="pr5" draw:layer="layout" svg:width="22.859cm" svg:height="12.572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5%" fo:text-align="start" style:punctuation-wrap="simple" style:writing-mode="lr-tb"/>
      <style:text-properties fo:color="#000000" style:text-outline="false" style:text-line-through-style="none" fo:font-family="Arial" fo:font-size="22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de" style:country-asian="DE" style:font-style-asian="normal" style:font-weight-asian="norm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25%" fo:text-align="start" style:punctuation-wrap="simple" style:writing-mode="lr-tb"/>
      <style:text-properties fo:color="#00000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25%" fo:text-align="center" style:punctuation-wrap="simple" style:writing-mode="lr-tb"/>
      <style:text-properties fo:color="#0066cc" style:text-outline="false" style:text-line-through-style="none" fo:font-family="Arial" fo:font-size="32pt" fo:letter-spacing="normal" fo:language="de" fo:country="DE" fo:font-style="normal" fo:text-shadow="none" style:text-underline-style="solid" style:text-underline-width="auto" style:text-underline-color="font-color" fo:font-weight="bold" style:letter-kerning="true" style:font-family-asian="'Microsoft YaHei'" style:font-family-generic-asian="system" style:font-pitch-asian="variable" style:font-size-asian="32pt" style:language-asian="de" style:country-asian="DE" style:font-style-asian="normal" style:font-weight-asian="bold" style:font-family-complex="Arial" style:font-size-complex="32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9" draw:style-name="Mgr3" draw:text-style-name="MP3" draw:layer="backgroundobjects" svg:width="1.895cm" svg:height="1cm" svg:x="22.494cm" svg:y="0.997cm">
        <draw:image xlink:href="Pictures/10000000000000A400000057C70C430C.jpg" xlink:type="simple" xlink:show="embed" xlink:actuate="onLoad">
          <text:p/>
        </draw:image>
      </draw:frame>
      <draw:frame draw:name="Picture 8" draw:style-name="Mgr3" draw:text-style-name="MP3" draw:layer="backgroundobjects" svg:width="1.895cm" svg:height="1cm" svg:x="22.494cm" svg:y="0.997cm">
        <draw:image xlink:href="Pictures/10000000000000A400000057C70C430C.jpg" xlink:type="simple" xlink:show="embed" xlink:actuate="onLoad">
          <text:p/>
        </draw:image>
      </draw:frame>
      <draw:frame draw:name="Datumsplatzhalter 7" presentation:style-name="Mpr1" draw:text-style-name="MP5" draw:layer="backgroundobjects" svg:width="5.926cm" svg:height="1.013cm" svg:x="0.997cm" svg:y="17.657cm" presentation:class="date-time" presentation:user-transformed="true">
        <draw:text-box>
          <text:p text:style-name="MP4"><text:span text:style-name="MT2"><text:date style:data-style-name="D1" text:date-value="2015-09-05">05.09.15</text:date></text:span></text:p>
        </draw:text-box>
      </draw:frame>
      <draw:frame draw:name="Foliennummernplatzhalter 8" presentation:style-name="Mpr1" draw:text-style-name="MP6" draw:layer="backgroundobjects" svg:width="5.926cm" svg:height="1.013cm" svg:x="18.464cm" svg:y="17.657cm" presentation:class="page-number" presentation:user-transformed="true">
        <draw:text-box>
          <text:p text:style-name="MP4"><text:span text:style-name="MT2"><text:page-number>&lt;number&gt;</text:page-number></text:span></text:p>
        </draw:text-box>
      </draw:frame>
      <draw:frame draw:name="Fußzeilenplatzhalter 9" presentation:style-name="Mpr1" draw:text-style-name="MP7" draw:layer="backgroundobjects" svg:width="8.042cm" svg:height="1.013cm" svg:x="8.674cm" svg:y="17.657cm" presentation:class="footer" presentation:user-transformed="true">
        <draw:text-box>
          <text:p/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Default-title" draw:layer="backgroundobjects" svg:width="21.73cm" svg:height="3.18cm" svg:x="1.27cm" svg:y="0.76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30T11:29:22.71</meta:creation-date>
    <meta:generator>OpenOffice/4.1.1$Win32 OpenOffice.org_project/411m6$Build-9775</meta:generator>
    <dc:date>2015-09-05T11:39:58.20</dc:date>
    <meta:editing-duration>PT5H20S</meta:editing-duration>
    <meta:editing-cycles>8</meta:editing-cycles>
    <meta:document-statistic meta:object-count="87"/>
  </office:meta>
</office:document-meta>
</file>